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012cm" svg:height="8cm" svg:x="0cm" svg:y="18.563cm">
            <draw:object draw:notify-on-update-of-ranges="Sheet1.A35:Sheet1.A38 Sheet1.B34:Sheet1.B34 Sheet1.B35:Sheet1.B38 Sheet1.C34:Sheet1.C34 Sheet1.C35:Sheet1.C38 Sheet1.D34:Sheet1.D34 Sheet1.D35:Sheet1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weak_sm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35825044" calcext:value-type="float">
            <text:p>10535825044</text:p>
          </table:table-cell>
          <table:table-cell office:value-type="float" office:value="50756038200" calcext:value-type="float">
            <text:p>50756038200</text:p>
          </table:table-cell>
          <table:table-cell table:style-name="ce1" office:value-type="float" office:value="0.342647" calcext:value-type="float">
            <text:p>3.43E-01</text:p>
          </table:table-cell>
          <table:table-cell table:style-name="ce1"/>
          <table:table-cell office:value-type="float" office:value="70.682049" calcext:value-type="float">
            <text:p>70.682049</text:p>
          </table:table-cell>
          <table:table-cell office:value-type="float" office:value="6.248691" calcext:value-type="float">
            <text:p>6.248691</text:p>
          </table:table-cell>
          <table:table-cell office:value-type="float" office:value="25.125138" calcext:value-type="float">
            <text:p>25.125138</text:p>
          </table:table-cell>
          <table:table-cell office:value-type="float" office:value="11.934559" calcext:value-type="float">
            <text:p>11.934559</text:p>
          </table:table-cell>
          <table:table-cell office:value-type="float" office:value="10.553328" calcext:value-type="float">
            <text:p>10.553328</text:p>
          </table:table-cell>
          <table:table-cell office:value-type="float" office:value="8.380699" calcext:value-type="float">
            <text:p>8.380699</text:p>
          </table:table-cell>
          <table:table-cell office:value-type="float" office:value="6.915789" calcext:value-type="float">
            <text:p>6.915789</text:p>
          </table:table-cell>
          <table:table-cell/>
          <table:table-cell office:value-type="float" office:value="0.343287" calcext:value-type="float">
            <text:p>0.343287</text:p>
          </table:table-cell>
          <table:table-cell office:value-type="float" office:value="0.415954934709954" calcext:value-type="float">
            <text:p>0.415954934709954</text:p>
          </table:table-cell>
          <table:table-cell office:value-type="float" office:value="0.32429067956687" calcext:value-type="float">
            <text:p>0.32429067956687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70688419" calcext:value-type="float">
            <text:p>10670688419</text:p>
          </table:table-cell>
          <table:table-cell office:value-type="float" office:value="49538079360" calcext:value-type="float">
            <text:p>49538079360</text:p>
          </table:table-cell>
          <table:table-cell table:style-name="ce1" office:value-type="float" office:value="0.350115" calcext:value-type="float">
            <text:p>3.50E-01</text:p>
          </table:table-cell>
          <table:table-cell table:style-name="ce1"/>
          <table:table-cell office:value-type="float" office:value="68.955264" calcext:value-type="float">
            <text:p>68.955264</text:p>
          </table:table-cell>
          <table:table-cell office:value-type="float" office:value="6.376846" calcext:value-type="float">
            <text:p>6.376846</text:p>
          </table:table-cell>
          <table:table-cell office:value-type="float" office:value="22.506898" calcext:value-type="float">
            <text:p>22.506898</text:p>
          </table:table-cell>
          <table:table-cell office:value-type="float" office:value="11.650602" calcext:value-type="float">
            <text:p>11.650602</text:p>
          </table:table-cell>
          <table:table-cell office:value-type="float" office:value="9.495721" calcext:value-type="float">
            <text:p>9.495721</text:p>
          </table:table-cell>
          <table:table-cell office:value-type="float" office:value="8.230908" calcext:value-type="float">
            <text:p>8.230908</text:p>
          </table:table-cell>
          <table:table-cell office:value-type="float" office:value="9.083169" calcext:value-type="float">
            <text:p>9.083169</text:p>
          </table:table-cell>
          <table:table-cell/>
          <table:table-cell office:value-type="float" office:value="0.281884" calcext:value-type="float">
            <text:p>0.281884</text:p>
          </table:table-cell>
          <table:table-cell office:value-type="float" office:value="0.158267840732461" calcext:value-type="float">
            <text:p>0.158267840732461</text:p>
          </table:table-cell>
          <table:table-cell office:value-type="float" office:value="0.169755897455932" calcext:value-type="float">
            <text:p>0.169755897455932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34996761" calcext:value-type="float">
            <text:p>10534996761</text:p>
          </table:table-cell>
          <table:table-cell office:value-type="float" office:value="50750801640" calcext:value-type="float">
            <text:p>50750801640</text:p>
          </table:table-cell>
          <table:table-cell table:style-name="ce1" office:value-type="float" office:value="0.342658" calcext:value-type="float">
            <text:p>3.43E-01</text:p>
          </table:table-cell>
          <table:table-cell table:style-name="ce1"/>
          <table:table-cell office:value-type="float" office:value="70.748434" calcext:value-type="float">
            <text:p>70.748434</text:p>
          </table:table-cell>
          <table:table-cell office:value-type="float" office:value="6.221202" calcext:value-type="float">
            <text:p>6.221202</text:p>
          </table:table-cell>
          <table:table-cell office:value-type="float" office:value="24.967669" calcext:value-type="float">
            <text:p>24.967669</text:p>
          </table:table-cell>
          <table:table-cell office:value-type="float" office:value="12.131379" calcext:value-type="float">
            <text:p>12.131379</text:p>
          </table:table-cell>
          <table:table-cell office:value-type="float" office:value="10.315471" calcext:value-type="float">
            <text:p>10.315471</text:p>
          </table:table-cell>
          <table:table-cell office:value-type="float" office:value="8.379428" calcext:value-type="float">
            <text:p>8.379428</text:p>
          </table:table-cell>
          <table:table-cell office:value-type="float" office:value="7.052403" calcext:value-type="float">
            <text:p>7.052403</text:p>
          </table:table-cell>
          <table:table-cell/>
          <table:table-cell office:value-type="float" office:value="0.349215" calcext:value-type="float">
            <text:p>0.349215</text:p>
          </table:table-cell>
          <table:table-cell office:value-type="float" office:value="0.417011327492718" calcext:value-type="float">
            <text:p>0.417011327492718</text:p>
          </table:table-cell>
          <table:table-cell office:value-type="float" office:value="0.324452397753298" calcext:value-type="float">
            <text:p>0.324452397753298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73010712" calcext:value-type="float">
            <text:p>10673010712</text:p>
          </table:table-cell>
          <table:table-cell office:value-type="float" office:value="49520759400" calcext:value-type="float">
            <text:p>49520759400</text:p>
          </table:table-cell>
          <table:table-cell table:style-name="ce1" office:value-type="float" office:value="0.350223" calcext:value-type="float">
            <text:p>3.50E-01</text:p>
          </table:table-cell>
          <table:table-cell table:style-name="ce1"/>
          <table:table-cell office:value-type="float" office:value="68.590789" calcext:value-type="float">
            <text:p>68.590789</text:p>
          </table:table-cell>
          <table:table-cell office:value-type="float" office:value="6.424" calcext:value-type="float">
            <text:p>6.424</text:p>
          </table:table-cell>
          <table:table-cell office:value-type="float" office:value="22.110598" calcext:value-type="float">
            <text:p>22.110598</text:p>
          </table:table-cell>
          <table:table-cell office:value-type="float" office:value="11.620294" calcext:value-type="float">
            <text:p>11.620294</text:p>
          </table:table-cell>
          <table:table-cell office:value-type="float" office:value="9.560527" calcext:value-type="float">
            <text:p>9.560527</text:p>
          </table:table-cell>
          <table:table-cell office:value-type="float" office:value="8.268873" calcext:value-type="float">
            <text:p>8.268873</text:p>
          </table:table-cell>
          <table:table-cell office:value-type="float" office:value="9.075685" calcext:value-type="float">
            <text:p>9.075685</text:p>
          </table:table-cell>
          <table:table-cell/>
          <table:table-cell office:value-type="float" office:value="0.268461" calcext:value-type="float">
            <text:p>0.268461</text:p>
          </table:table-cell>
          <table:table-cell office:value-type="float" office:value="0.160007606236284" calcext:value-type="float">
            <text:p>0.160007606236284</text:p>
          </table:table-cell>
          <table:table-cell office:value-type="float" office:value="0.169505745099701" calcext:value-type="float">
            <text:p>0.169505745099701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eak_ec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70194847" calcext:value-type="float">
            <text:p>4370194847</text:p>
          </table:table-cell>
          <table:table-cell office:value-type="float" office:value="103839252300" calcext:value-type="float">
            <text:p>103839252300</text:p>
          </table:table-cell>
          <table:table-cell table:style-name="ce1" office:value-type="float" office:value="0.595675" calcext:value-type="float">
            <text:p>5.96E-01</text:p>
          </table:table-cell>
          <table:table-cell table:style-name="ce1"/>
          <table:table-cell office:value-type="float" office:value="61.044112" calcext:value-type="float">
            <text:p>61.044112</text:p>
          </table:table-cell>
          <table:table-cell office:value-type="float" office:value="4.075364" calcext:value-type="float">
            <text:p>4.075364</text:p>
          </table:table-cell>
          <table:table-cell office:value-type="float" office:value="20.24123" calcext:value-type="float">
            <text:p>20.24123</text:p>
          </table:table-cell>
          <table:table-cell office:value-type="float" office:value="18.651784" calcext:value-type="float">
            <text:p>18.651784</text:p>
          </table:table-cell>
          <table:table-cell office:value-type="float" office:value="2.873185" calcext:value-type="float">
            <text:p>2.873185</text:p>
          </table:table-cell>
          <table:table-cell office:value-type="float" office:value="3.366198" calcext:value-type="float">
            <text:p>3.366198</text:p>
          </table:table-cell>
          <table:table-cell office:value-type="float" office:value="10.654209" calcext:value-type="float">
            <text:p>10.654209</text:p>
          </table:table-cell>
          <table:table-cell/>
          <table:table-cell office:value-type="float" office:value="0.304495" calcext:value-type="float">
            <text:p>0.304495</text:p>
          </table:table-cell>
          <table:table-cell office:value-type="float" office:value="3.27921910248739" calcext:value-type="float">
            <text:p>3.27921910248739</text:p>
          </table:table-cell>
          <table:table-cell office:value-type="float" office:value="0.0311535180420401" calcext:value-type="float">
            <text:p>0.0311535180420401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161507610" calcext:value-type="float">
            <text:p>4161507610</text:p>
          </table:table-cell>
          <table:table-cell office:value-type="float" office:value="103239521280" calcext:value-type="float">
            <text:p>103239521280</text:p>
          </table:table-cell>
          <table:table-cell table:style-name="ce1" office:value-type="float" office:value="0.761684" calcext:value-type="float">
            <text:p>7.62E-01</text:p>
          </table:table-cell>
          <table:table-cell table:style-name="ce1"/>
          <table:table-cell office:value-type="float" office:value="57.474417" calcext:value-type="float">
            <text:p>57.474417</text:p>
          </table:table-cell>
          <table:table-cell office:value-type="float" office:value="2.855861" calcext:value-type="float">
            <text:p>2.855861</text:p>
          </table:table-cell>
          <table:table-cell office:value-type="float" office:value="19.978331" calcext:value-type="float">
            <text:p>19.978331</text:p>
          </table:table-cell>
          <table:table-cell office:value-type="float" office:value="16.98293" calcext:value-type="float">
            <text:p>16.98293</text:p>
          </table:table-cell>
          <table:table-cell office:value-type="float" office:value="1.453644" calcext:value-type="float">
            <text:p>1.453644</text:p>
          </table:table-cell>
          <table:table-cell office:value-type="float" office:value="2.072816" calcext:value-type="float">
            <text:p>2.072816</text:p>
          </table:table-cell>
          <table:table-cell office:value-type="float" office:value="13.087881" calcext:value-type="float">
            <text:p>13.087881</text:p>
          </table:table-cell>
          <table:table-cell/>
          <table:table-cell office:value-type="float" office:value="0.180383" calcext:value-type="float">
            <text:p>0.180383</text:p>
          </table:table-cell>
          <table:table-cell office:value-type="float" office:value="2.79063864551066" calcext:value-type="float">
            <text:p>2.79063864551066</text:p>
          </table:table-cell>
          <table:table-cell office:value-type="float" office:value="0.00716572791919091" calcext:value-type="float">
            <text:p>0.00716572791919091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91034764" calcext:value-type="float">
            <text:p>4391034764</text:p>
          </table:table-cell>
          <table:table-cell office:value-type="float" office:value="103848874920" calcext:value-type="float">
            <text:p>103848874920</text:p>
          </table:table-cell>
          <table:table-cell table:style-name="ce1" office:value-type="float" office:value="0.558168" calcext:value-type="float">
            <text:p>5.58E-01</text:p>
          </table:table-cell>
          <table:table-cell table:style-name="ce1"/>
          <table:table-cell office:value-type="float" office:value="62.03555" calcext:value-type="float">
            <text:p>62.03555</text:p>
          </table:table-cell>
          <table:table-cell office:value-type="float" office:value="4.3111" calcext:value-type="float">
            <text:p>4.3111</text:p>
          </table:table-cell>
          <table:table-cell office:value-type="float" office:value="20.582134" calcext:value-type="float">
            <text:p>20.582134</text:p>
          </table:table-cell>
          <table:table-cell office:value-type="float" office:value="18.48749" calcext:value-type="float">
            <text:p>18.48749</text:p>
          </table:table-cell>
          <table:table-cell office:value-type="float" office:value="3.070327" calcext:value-type="float">
            <text:p>3.070327</text:p>
          </table:table-cell>
          <table:table-cell office:value-type="float" office:value="3.548527" calcext:value-type="float">
            <text:p>3.548527</text:p>
          </table:table-cell>
          <table:table-cell office:value-type="float" office:value="10.760098" calcext:value-type="float">
            <text:p>10.760098</text:p>
          </table:table-cell>
          <table:table-cell/>
          <table:table-cell office:value-type="float" office:value="0.316343" calcext:value-type="float">
            <text:p>0.316343</text:p>
          </table:table-cell>
          <table:table-cell office:value-type="float" office:value="3.52981871951454" calcext:value-type="float">
            <text:p>3.52981871951454</text:p>
          </table:table-cell>
          <table:table-cell office:value-type="float" office:value="0.0340603589853509" calcext:value-type="float">
            <text:p>0.0340603589853509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158974289" calcext:value-type="float">
            <text:p>4158974289</text:p>
          </table:table-cell>
          <table:table-cell office:value-type="float" office:value="103297321260" calcext:value-type="float">
            <text:p>103297321260</text:p>
          </table:table-cell>
          <table:table-cell table:style-name="ce1" office:value-type="float" office:value="0.761106" calcext:value-type="float">
            <text:p>7.61E-01</text:p>
          </table:table-cell>
          <table:table-cell table:style-name="ce1"/>
          <table:table-cell office:value-type="float" office:value="57.601594" calcext:value-type="float">
            <text:p>57.601594</text:p>
          </table:table-cell>
          <table:table-cell office:value-type="float" office:value="3.107251" calcext:value-type="float">
            <text:p>3.107251</text:p>
          </table:table-cell>
          <table:table-cell office:value-type="float" office:value="19.757372" calcext:value-type="float">
            <text:p>19.757372</text:p>
          </table:table-cell>
          <table:table-cell office:value-type="float" office:value="17.349619" calcext:value-type="float">
            <text:p>17.349619</text:p>
          </table:table-cell>
          <table:table-cell office:value-type="float" office:value="1.186182" calcext:value-type="float">
            <text:p>1.186182</text:p>
          </table:table-cell>
          <table:table-cell office:value-type="float" office:value="1.99079" calcext:value-type="float">
            <text:p>1.99079</text:p>
          </table:table-cell>
          <table:table-cell office:value-type="float" office:value="13.249958" calcext:value-type="float">
            <text:p>13.249958</text:p>
          </table:table-cell>
          <table:table-cell/>
          <table:table-cell office:value-type="float" office:value="0.18796" calcext:value-type="float">
            <text:p>0.18796</text:p>
          </table:table-cell>
          <table:table-cell office:value-type="float" office:value="2.67711349888748" calcext:value-type="float">
            <text:p>2.67711349888748</text:p>
          </table:table-cell>
          <table:table-cell office:value-type="float" office:value="0.00641057785354617" calcext:value-type="float">
            <text:p>0.00641057785354617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rong_ec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erase_creat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ile_base</text:p>
          </table:table-cell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string" calcext:value-type="string">
            <text:p>no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3953" calcext:value-type="float">
            <text:p>72123953</text:p>
          </table:table-cell>
          <table:table-cell office:value-type="float" office:value="23060019780" calcext:value-type="float">
            <text:p>23060019780</text:p>
          </table:table-cell>
          <table:table-cell table:style-name="ce1" office:value-type="float" office:value="0.99777" calcext:value-type="float">
            <text:p>9.98E-01</text:p>
          </table:table-cell>
          <table:table-cell table:style-name="ce1"/>
          <table:table-cell office:value-type="float" office:value="44.621287" calcext:value-type="float">
            <text:p>44.621287</text:p>
          </table:table-cell>
          <table:table-cell office:value-type="float" office:value="0.952233" calcext:value-type="float">
            <text:p>0.952233</text:p>
          </table:table-cell>
          <table:table-cell office:value-type="float" office:value="26.850793" calcext:value-type="float">
            <text:p>26.850793</text:p>
          </table:table-cell>
          <table:table-cell office:value-type="float" office:value="10.237108" calcext:value-type="float">
            <text:p>10.237108</text:p>
          </table:table-cell>
          <table:table-cell office:value-type="float" office:value="0.133098" calcext:value-type="float">
            <text:p>0.133098</text:p>
          </table:table-cell>
          <table:table-cell office:value-type="float" office:value="0.137755" calcext:value-type="float">
            <text:p>0.137755</text:p>
          </table:table-cell>
          <table:table-cell office:value-type="float" office:value="5.116847" calcext:value-type="float">
            <text:p>5.116847</text:p>
          </table:table-cell>
          <table:table-cell/>
          <table:table-cell office:value-type="float" office:value="2.811464" calcext:value-type="float">
            <text:p>2.811464</text:p>
          </table:table-cell>
          <table:table-cell office:value-type="float" office:value="14.2544227466954" calcext:value-type="float">
            <text:p>14.2544227466954</text:p>
          </table:table-cell>
          <table:table-cell office:value-type="float" office:value="5.72597230963867" calcext:value-type="float">
            <text:p>5.72597230963867</text:p>
          </table:table-cell>
        </table:table-row>
        <table:table-row table:style-name="ro1">
          <table:table-cell office:value-type="string" calcext:value-type="string">
            <text:p>fullL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38540" calcext:value-type="float">
            <text:p>243214385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/>
          <table:table-cell office:value-type="float" office:value="14.186931" calcext:value-type="float">
            <text:p>14.186931</text:p>
          </table:table-cell>
          <table:table-cell office:value-type="float" office:value="0.353635" calcext:value-type="float">
            <text:p>0.353635</text:p>
          </table:table-cell>
          <table:table-cell office:value-type="float" office:value="4.493919" calcext:value-type="float">
            <text:p>4.493919</text:p>
          </table:table-cell>
          <table:table-cell office:value-type="float" office:value="4.141454" calcext:value-type="float">
            <text:p>4.141454</text:p>
          </table:table-cell>
          <table:table-cell office:value-type="float" office:value="0.081001" calcext:value-type="float">
            <text:p>0.081001</text:p>
          </table:table-cell>
          <table:table-cell office:value-type="float" office:value="0.060353" calcext:value-type="float">
            <text:p>0.060353</text:p>
          </table:table-cell>
          <table:table-cell office:value-type="float" office:value="3.746011" calcext:value-type="float">
            <text:p>3.746011</text:p>
          </table:table-cell>
          <table:table-cell/>
          <table:table-cell office:value-type="float" office:value="0.189613" calcext:value-type="float">
            <text:p>0.189613</text:p>
          </table:table-cell>
          <table:table-cell office:value-type="float" office:value="3.43171744599289" calcext:value-type="float">
            <text:p>3.43171744599289</text:p>
          </table:table-cell>
          <table:table-cell office:value-type="float" office:value="0.0591240751502029" calcext:value-type="float">
            <text:p>0.0591240751502029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4568" calcext:value-type="float">
            <text:p>72124568</text:p>
          </table:table-cell>
          <table:table-cell office:value-type="float" office:value="23171245020" calcext:value-type="float">
            <text:p>23171245020</text:p>
          </table:table-cell>
          <table:table-cell table:style-name="ce1" office:value-type="float" office:value="0.996718" calcext:value-type="float">
            <text:p>9.97E-01</text:p>
          </table:table-cell>
          <table:table-cell table:style-name="ce1"/>
          <table:table-cell office:value-type="float" office:value="44.507257" calcext:value-type="float">
            <text:p>44.507257</text:p>
          </table:table-cell>
          <table:table-cell office:value-type="float" office:value="0.979449" calcext:value-type="float">
            <text:p>0.979449</text:p>
          </table:table-cell>
          <table:table-cell office:value-type="float" office:value="27.395525" calcext:value-type="float">
            <text:p>27.395525</text:p>
          </table:table-cell>
          <table:table-cell office:value-type="float" office:value="10.232326" calcext:value-type="float">
            <text:p>10.232326</text:p>
          </table:table-cell>
          <table:table-cell office:value-type="float" office:value="0.164256" calcext:value-type="float">
            <text:p>0.164256</text:p>
          </table:table-cell>
          <table:table-cell office:value-type="float" office:value="0.171587" calcext:value-type="float">
            <text:p>0.171587</text:p>
          </table:table-cell>
          <table:table-cell office:value-type="float" office:value="4.245626" calcext:value-type="float">
            <text:p>4.245626</text:p>
          </table:table-cell>
          <table:table-cell/>
          <table:table-cell office:value-type="float" office:value="3.066153" calcext:value-type="float">
            <text:p>3.066153</text:p>
          </table:table-cell>
          <table:table-cell office:value-type="float" office:value="20.3941457181079" calcext:value-type="float">
            <text:p>20.3941457181079</text:p>
          </table:table-cell>
          <table:table-cell office:value-type="float" office:value="5.69168238591264" calcext:value-type="float">
            <text:p>5.6916823859126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27552" calcext:value-type="float">
            <text:p>72127552</text:p>
          </table:table-cell>
          <table:table-cell office:value-type="float" office:value="24321438540" calcext:value-type="float">
            <text:p>243214385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/>
          <table:table-cell office:value-type="float" office:value="14.067361" calcext:value-type="float">
            <text:p>14.067361</text:p>
          </table:table-cell>
          <table:table-cell office:value-type="float" office:value="0.369995" calcext:value-type="float">
            <text:p>0.369995</text:p>
          </table:table-cell>
          <table:table-cell office:value-type="float" office:value="4.525166" calcext:value-type="float">
            <text:p>4.525166</text:p>
          </table:table-cell>
          <table:table-cell office:value-type="float" office:value="4.035616" calcext:value-type="float">
            <text:p>4.035616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61216" calcext:value-type="float">
            <text:p>0.061216</text:p>
          </table:table-cell>
          <table:table-cell office:value-type="float" office:value="3.75011" calcext:value-type="float">
            <text:p>3.75011</text:p>
          </table:table-cell>
          <table:table-cell/>
          <table:table-cell office:value-type="float" office:value="0.185766" calcext:value-type="float">
            <text:p>0.185766</text:p>
          </table:table-cell>
          <table:table-cell office:value-type="float" office:value="3.43417322205806" calcext:value-type="float">
            <text:p>3.43417322205806</text:p>
          </table:table-cell>
          <table:table-cell office:value-type="float" office:value="0.0680687171228483" calcext:value-type="float">
            <text:p>0.0680687171228483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weak split-merge</text:p>
          </table:table-cell>
          <table:table-cell office:value-type="string" calcext:value-type="string">
            <text:p>weak erase-create</text:p>
          </table:table-cell>
          <table:table-cell office:value-type="string" calcext:value-type="string">
            <text:p>strong erase-crea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 Buckets</text:p>
          </table:table-cell>
          <table:table-cell table:formula="of:=([.J$6]/[.F$6])/([.J8]/[.F8])" office:value-type="float" office:value="0.998983133246078" calcext:value-type="float">
            <text:p>0.998983133246078</text:p>
          </table:table-cell>
          <table:table-cell table:formula="of:=([.J$17]/[.G$17])/([.J19]/[.G19])" office:value-type="float" office:value="0.984109415677556" calcext:value-type="float">
            <text:p>0.984109415677556</text:p>
          </table:table-cell>
          <table:table-cell table:formula="of:=([.J$28]/[.G$28])/([.J30]/[.G30])" office:value-type="float" office:value="1.00739770497983" calcext:value-type="float">
            <text:p>1.007397704979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 Children</text:p>
          </table:table-cell>
          <table:table-cell table:formula="of:=([.J$6]/[.F$6])/([.J9]/[.F9])" office:value-type="float" office:value="1.04390680171753" calcext:value-type="float">
            <text:p>1.04390680171753</text:p>
          </table:table-cell>
          <table:table-cell table:formula="of:=([.J$17]/[.G$17])/([.J20]/[.G20])" office:value-type="float" office:value="1.0542334352264" calcext:value-type="float">
            <text:p>1.0542334352264</text:p>
          </table:table-cell>
          <table:table-cell table:formula="of:=([.J$28]/[.G$28])/([.J31]/[.G31])" office:value-type="float" office:value="3.34548466028034" calcext:value-type="float">
            <text:p>3.3454846602803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<text:span text:style-name="T1">Balance Buckets</text:span></text:p>
            <text:p><text:span text:style-name="T1">+ Balance Children</text:span></text:p>
          </table:table-cell>
          <table:table-cell table:formula="of:=([.J$6]/[.F$6])/([.J7]/[.F7])" office:value-type="float" office:value="1.03816311291298" calcext:value-type="float">
            <text:p>1.03816311291298</text:p>
          </table:table-cell>
          <table:table-cell table:formula="of:=([.J$17]/[.G$17])/([.J18]/[.G18])" office:value-type="float" office:value="1.0559749978867" calcext:value-type="float">
            <text:p>1.0559749978867</text:p>
          </table:table-cell>
          <table:table-cell table:formula="of:=([.J$28]/[.G$28])/([.J29]/[.G29])" office:value-type="float" office:value="3.31728831529003" calcext:value-type="float">
            <text:p>3.3172883152900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7:43:18.0755485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9T18:02:52.633989089</dc:date>
    <meta:editing-duration>PT6H49M26S</meta:editing-duration>
    <meta:editing-cycles>16</meta:editing-cycles>
    <meta:generator>LibreOffice/7.2.4.1$Linux_X86_64 LibreOffice_project/20$Build-1</meta:generator>
    <meta:document-statistic meta:table-count="1" meta:cell-count="2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 chart:data-label-number="none" chart:data-label-text="false" chart:data-label-symbol="false" chart:data-label-series="false"/>
    </style:style>
    <style:style style:name="ch14" style:family="chart" style:data-style-name="N2">
      <style:chart-properties chart:solid-type="cuboid" loext:label-stroke-color="#000000" loext:label-stroke="solid" chart:link-data-style-to-source="false"/>
      <style:text-properties fo:font-size="11pt"/>
    </style:style>
    <style:style style:name="ch15" style:family="chart">
      <style:graphic-properties draw:stroke="solid" svg:stroke-color="#00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13cm" svg:height="8.001cm" xlink:href=".." xlink:type="simple" chart:class="chart:bar" chart:style-name="ch1">
        <chart:legend chart:legend-position="end" svg:x="1.942cm" svg:y="0.412cm" style:legend-expansion="custom" svg:width="4.341cm" svg:height="2.307cm" style:legend-expansion-aspect-ratio="1.8816644993498" chart:style-name="ch2"/>
        <chart:plot-area chart:style-name="ch3" table:cell-range-address="Sheet1.A34:Sheet1.D38" chart:data-source-has-labels="both" svg:x="0.645cm" svg:y="0.528cm" svg:width="17.927cm" svg:height="6.917cm">
          <chart:coordinate-region svg:x="1.557cm" svg:y="0.728cm" svg:width="17.015cm" svg:height="5.673cm"/>
          <chart:axis chart:dimension="x" chart:name="primary-x" chart:style-name="ch4" chartooo:axis-type="auto">
            <chartooo:date-scale/>
            <chart:title svg:x="7.868cm" svg:y="7.241cm" chart:style-name="ch5">
              <text:p>Load balancing methods</text:p>
            </chart:title>
            <chart:categories table:cell-range-address="Sheet1.A35:Sheet1.A38"/>
          </chart:axis>
          <chart:axis chart:dimension="y" chart:name="primary-y" chart:style-name="ch6">
            <chart:title svg:x="0cm" svg:y="5.776cm" chart:style-name="ch7">
              <text:p>Execution time speedup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B35:Sheet1.B38" chart:label-cell-address="Sheet1.B34:Sheet1.B34" chart:class="chart:bar">
            <chart:data-point chart:repeated="4"/>
          </chart:series>
          <chart:series chart:style-name="ch11" chart:values-cell-range-address="Sheet1.C35:Sheet1.C38" chart:label-cell-address="Sheet1.C34:Sheet1.C34" chart:class="chart:bar">
            <chart:data-point chart:repeated="4"/>
          </chart:series>
          <chart:series chart:style-name="ch12" chart:values-cell-range-address="Sheet1.D35:Sheet1.D38" chart:label-cell-address="Sheet1.D34:Sheet1.D34" chart:class="chart:bar">
            <chart:data-point chart:style-name="ch13" chart:repeated="2"/>
            <chart:data-point chart:style-name="ch14" chart:repeated="2">
              <chart:data-label chart:style-name="ch15">
                <text:p/>
              </chart:data-label>
            </chart:data-point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plit-merge</text:p>
                <draw:g>
                  <svg:desc>Sheet1.B34:Sheet1.B34</svg:desc>
                </draw:g>
              </table:table-cell>
              <table:table-cell office:value-type="string">
                <text:p>weak erase-create</text:p>
                <draw:g>
                  <svg:desc>Sheet1.C34:Sheet1.C34</svg:desc>
                </draw:g>
              </table:table-cell>
              <table:table-cell office:value-type="string">
                <text:p>strong erase-create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A35:Sheet1.A38</svg:desc>
                </draw:g>
              </table:table-cell>
              <table:table-cell office:value-type="float" office:value="1">
                <text:p>1</text:p>
                <draw:g>
                  <svg:desc>Sheet1.B35:Sheet1.B38</svg:desc>
                </draw:g>
              </table:table-cell>
              <table:table-cell office:value-type="float" office:value="1">
                <text:p>1</text:p>
                <draw:g>
                  <svg:desc>Sheet1.C35:Sheet1.C38</svg:desc>
                </draw:g>
              </table:table-cell>
              <table:table-cell office:value-type="float" office:value="1">
                <text:p>1</text:p>
                <draw:g>
                  <svg:desc>Sheet1.D35:Sheet1.D38</svg:desc>
                </draw:g>
              </table:table-cell>
            </table:table-row>
            <table:table-row>
              <table:table-cell office:value-type="string">
                <text:p>Balance Buckets</text:p>
              </table:table-cell>
              <table:table-cell office:value-type="float" office:value="0.998983133246078">
                <text:p>0.998983133246078</text:p>
              </table:table-cell>
              <table:table-cell office:value-type="float" office:value="0.984109415677556">
                <text:p>0.984109415677556</text:p>
              </table:table-cell>
              <table:table-cell office:value-type="float" office:value="1.00739770497983">
                <text:p>1.00739770497983</text:p>
              </table:table-cell>
            </table:table-row>
            <table:table-row>
              <table:table-cell office:value-type="string">
                <text:p>Balance Children</text:p>
              </table:table-cell>
              <table:table-cell office:value-type="float" office:value="1.04390680171753">
                <text:p>1.04390680171753</text:p>
              </table:table-cell>
              <table:table-cell office:value-type="float" office:value="1.0542334352264">
                <text:p>1.0542334352264</text:p>
              </table:table-cell>
              <table:table-cell office:value-type="float" office:value="3.34548466028034">
                <text:p>3.34548466028034</text:p>
              </table:table-cell>
            </table:table-row>
            <table:table-row>
              <table:table-cell office:value-type="string">
                <text:p>Balance Buckets
+ Balance Children</text:p>
              </table:table-cell>
              <table:table-cell office:value-type="float" office:value="1.03816311291298">
                <text:p>1.03816311291298</text:p>
              </table:table-cell>
              <table:table-cell office:value-type="float" office:value="1.0559749978867">
                <text:p>1.0559749978867</text:p>
              </table:table-cell>
              <table:table-cell office:value-type="float" office:value="3.31728831529003">
                <text:p>3.31728831529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